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break-before="page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12" style:family="paragraph" style:parent-style-name="Standard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TSCENE 1: THE OPENING CINEMATIC</text:p>
      <text:p text:style-name="P1"/>
      <text:p text:style-name="P1">SUMMARY<text:span text:style-name="T1">: Noir City is a hell-hole, full of scum and villainy. A man named Chris Johnson has been murdered. Detective Mavish is one of the last good cops, after his partner, Detective Miller died almost a year ago. Mavish answers the call from the chief of police, and gets out of bed. He calls a cab to get to the subway station where the murder was.</text:span></text:p>
      <text:p text:style-name="P2"/>
      <text:p text:style-name="P8">PAGE 1. <text:span text:style-name="T2">INTRODUCTION TO NOIR CITY</text:span></text:p>
      <text:p text:style-name="P1">PANEL 1: It is a still image of Noir City.</text:p>
      <text:p text:style-name="P2">MAVISH (V.O.): Noir City. A city in turmoil, between light, and dark. Some call it the city of dreams, but for me, it was more of a nightmare.</text:p>
      <text:p text:style-name="P1">PANEL 2: Detective Mavish lighting a cigarette.</text:p>
      <text:p text:style-name="P1">PANEL 3: Mavish blowing smoke out the balcony of his apartment at night.</text:p>
      <text:p text:style-name="P2">MAVISH (V.O.) More or less, it was exactly where I belonged. I just didn't know it yet.</text:p>
      <text:p text:style-name="P2"/>
      <text:p text:style-name="P8">PAGE 2. <text:span text:style-name="T2">TONY CANNOLI pt. 1</text:span></text:p>
      <text:p text:style-name="P3">PANEL 1: Chris Johnson is walking down the alleyway. Behind him, a shadow follows him.</text:p>
      <text:p text:style-name="P3">PANEL 2: Chris Johnson turns around and looks. Tony Cannoli is standing in the alleyway.</text:p>
      <text:p text:style-name="P4">CANNOLI: Chris. You should get in the car, buddy. </text:p>
      <text:p text:style-name="P3">PANEL 3: Chris Johnson looks at Tony, sternly.</text:p>
      <text:p text:style-name="P4">CHRIS: Leave me alone, Tony.</text:p>
      <text:p text:style-name="P4"/>
      <text:p text:style-name="P5">PAGE 3. <text:span text:style-name="T2">TONY CANNOLI pt. 2</text:span></text:p>
      <text:p text:style-name="P3">PANEL 1: TONY CANOLI draws a pistol from his coat.</text:p>
      <text:p text:style-name="P3">PANEL 2: He points it at Chris Johnson.</text:p>
      <text:p text:style-name="P4">&lt;CLICK!&gt;</text:p>
      <text:p text:style-name="P3">PANEL 3: Tony Cannoli's face.</text:p>
      <text:p text:style-name="P4">CANNOLI: You've got something that I want. Come with me.</text:p>
      <text:p text:style-name="P3">PANEL 4: Chris Johnson, afraid.</text:p>
      <text:p text:style-name="P4"/>
      <text:p text:style-name="P5">PAGE 4. <text:span text:style-name="T2">Tony Drives Chris</text:span></text:p>
      <text:p text:style-name="P3">PANEL 1: WIDE PANEL of CAR DRIVING THROUGH NOIR CITY</text:p>
      <text:p text:style-name="P4">MAVISH (V.O.): The city was rampant with crime and killings. Once when I was young, a friend and I decided we'd try to make a difference. We became detectives.</text:p>
      <text:p text:style-name="P3">PANEL 2: CHRIS JOHNSON resting his head against the window of the car.</text:p>
      <text:p text:style-name="P4">MAVISH (V.O.): Sometimes it's too painful to think about it,</text:p>
      <text:p text:style-name="P3">PANEL 3: CHRIS JOHNSON looking at Canoli's strip club, passing it by.</text:p>
      <text:p text:style-name="P4">MAVISH (V.O.): how naïve we were back then.</text:p>
      <text:p text:style-name="P4"/>
      <text:p text:style-name="P5"/>
      <text:p text:style-name="P9">PAGE 5. <text:span text:style-name="T2">Mavish getting out of bed</text:span></text:p>
      <text:p text:style-name="P11"/>
      <text:p text:style-name="P7">PANEL 1. It is night. We see Mavish's apartment building.</text:p>
      <text:p text:style-name="P6">MAVISH (V.O.): It'd been almost a year since the killing of my partner, and I was nowhere with it. Eventually I gave up on it, not knowing where to go. I was lost.</text:p>
      <text:p text:style-name="P6">&lt;RING!&gt;</text:p>
      <text:p text:style-name="P7">PANEL 2. Mavish is in bed, answering a telephone.</text:p>
      <text:p text:style-name="P6">MAVISH: Hello?</text:p>
      <text:p text:style-name="P6">BARNETT: Detective Mavish, we've got a murder. I called a cab to take you to the subway station, get outside in ten minutes.</text:p>
      <text:p text:style-name="P7">PANEL 3. Mavish sitting up in bed, wiping crust out of his eyes.</text:p>
      <text:p text:style-name="P6">MAVISH: I don't need to take the subway, I'll drive there myself.</text:p>
      <text:p text:style-name="P6">BARNETT: Detective, the murder was <text:span text:style-name="T2">in </text:span>the subway.</text:p>
      <text:p text:style-name="P6"/>
      <text:p text:style-name="P5">PAGE 6. <text:span text:style-name="T2">Mavish Riding the Cab</text:span></text:p>
      <text:p text:style-name="P7">PANEL 1. Mavish is in the cab.</text:p>
      <text:p text:style-name="Standard">MAVISH (V.O.): Sometimes on my days off, I'd go down to the docks where they found my partner's body, and I'd look back on the good times we had.</text:p>
      <text:p text:style-name="P1">PANEL 2. City Passing By Same Canoli Strip Club</text:p>
      <text:p text:style-name="P2">MAVISH (V.O.): And I'd think of all the things I regretted, too.</text:p>
      <text:p text:style-name="P1">PANEL 3. Chris Johnson is in the cab</text:p>
      <text:p text:style-name="P2">MAVISH (V.O.): And I hope to find the one who killed him, bring him to justice. All I wanted was some closure.</text:p>
      <text:p text:style-name="P2"/>
      <text:p text:style-name="P8">PAGE 7. <text:span text:style-name="T2">Chris Johnson in the Subway</text:span></text:p>
      <text:p text:style-name="P7">PANEL 1. Chris Johnson at Gunpoint in the subway</text:p>
      <text:p text:style-name="P6">CANOLI: Where are you hiding it, Chris?</text:p>
      <text:p text:style-name="P6">CHRIS: I don't know what you're talkin' about, Cannoli. I'm doing my job. Why don't you ask the old man?</text:p>
      <text:p text:style-name="P7">PANEL 2. Tony Canoli with his gun</text:p>
      <text:p text:style-name="P6">CANOLI: I'm getting' real sick of waitin', Chris. I know you've got it.</text:p>
      <text:p text:style-name="P7">PANEL 3. Tony Cannoli smug closeup</text:p>
      <text:p text:style-name="P6">CANOLI: I bet you've got it on you, right now.</text:p>
      <text:p text:style-name="P6"/>
      <text:p text:style-name="P8"><text:span text:style-name="T3">PAGE 8. </text:span><text:span text:style-name="T2">Chris Johnson Fights Back</text:span></text:p>
      <text:p text:style-name="P7">PANEL 1. Chris Johnson throws a kick</text:p>
      <text:p text:style-name="P6">CHRIS: Oh yeah!?</text:p>
      <text:p text:style-name="P7">PANEL 2. Chris Johnson kicks the gun out of Cannoli's hand</text:p>
      <text:p text:style-name="P7">PANEL 3. Tony Cannoli grabs a brick</text:p>
      <text:p text:style-name="P7">PANEL 4. Cannoli throws the brick, knocking out a light</text:p>
      <text:p text:style-name="P7"/>
      <text:p text:style-name="P7">FADE OUT with the sounds of Chris and Cannoli fighting</text:p>
      <text:p text:style-name="P7">FADE IN TO NEXT PANEL</text:p>
      <text:p text:style-name="P7"/>
      <text:p text:style-name="P5">PAGE 9. <text:span text:style-name="T2">Detective Mavish getting out of the Cab</text:span></text:p>
      <text:p text:style-name="P7">PANEL 1. Mavish climbs out, shutting the door behind him</text:p>
      <text:p text:style-name="P7">PANEL 2. He looks around as the cab behind him takes off</text:p>
      <text:p text:style-name="P7">PANEL 3. The entrance to the subway station</text:p>
      <text:p text:style-name="P6">MAVI(V.O.): Little did I know, I'd start finding answers in this abandoned subway st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zry Bennett</meta:initial-creator>
    <meta:creation-date>2018-05-19T15:10:17.89</meta:creation-date>
    <dc:date>2018-05-19T15:51:00.84</dc:date>
    <dc:creator>Ezry Bennett</dc:creator>
    <meta:editing-duration>PT24M37S</meta:editing-duration>
    <meta:editing-cycles>4</meta:editing-cycles>
    <meta:generator>OpenOffice/4.0.1$Win32 OpenOffice.org_project/401m5$Build-9714</meta:generator>
    <meta:document-statistic meta:table-count="0" meta:image-count="0" meta:object-count="0" meta:page-count="2" meta:paragraph-count="66" meta:word-count="744" meta:character-count="3943"/>
  </office:meta>
</office:document-meta>
</file>